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tyle="italic" style:font-style-asian="italic" style:font-style-complex="italic"/>
    </style:style>
    <style:style style:name="P3" style:parent-style-name="Normal" style:family="paragraph">
      <style:text-properties fo:font-style="italic" style:font-style-asian="italic" style:font-style-complex="italic"/>
    </style:style>
    <style:style style:name="P4" style:parent-style-name="Normal" style:family="paragraph">
      <style:text-properties fo:font-size="9pt" style:font-size-asian="9pt" style:font-size-complex="9pt"/>
    </style:style>
    <style:style style:name="P5" style:parent-style-name="Normal" style:family="paragraph">
      <style:text-properties fo:font-size="9pt" style:font-size-asian="9pt" style:font-size-complex="9pt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T7" style:parent-style-name="DefaultParagraphFont" style:family="text">
      <style:text-properties fo:font-size="9pt" style:font-size-asian="9pt" style:font-size-complex="9pt" fo:language="en" fo:country="US"/>
    </style:style>
    <style:style style:name="P8" style:parent-style-name="Normal" style:family="paragraph">
      <style:text-properties fo:font-size="9pt" style:font-size-asian="9pt" style:font-size-complex="9pt" fo:language="en" fo:country="US"/>
    </style:style>
    <style:style style:name="P9" style:parent-style-name="Normal" style:family="paragraph">
      <style:text-properties fo:font-size="9pt" style:font-size-asian="9pt" style:font-size-complex="9pt" fo:language="en" fo:country="US"/>
    </style:style>
    <style:style style:name="P10" style:parent-style-name="Normal" style:family="paragraph">
      <style:text-properties fo:font-size="9pt" style:font-size-asian="9pt" style:font-size-complex="9pt" fo:language="en" fo:country="US"/>
    </style:style>
    <style:style style:name="T11" style:parent-style-name="DefaultParagraphFont" style:family="text">
      <style:text-properties fo:font-size="9pt" style:font-size-asian="9pt" style:font-size-complex="9pt" fo:language="en" fo:country="US"/>
    </style:style>
    <style:style style:name="T12" style:parent-style-name="DefaultParagraphFont" style:family="text">
      <style:text-properties fo:font-size="9pt" style:font-size-asian="9pt" style:font-size-complex="9pt"/>
    </style:style>
    <style:style style:name="P13" style:parent-style-name="Normal" style:family="paragraph">
      <style:text-properties fo:font-size="9pt" style:font-size-asian="9pt" style:font-size-complex="9pt"/>
    </style:style>
    <style:style style:name="P14" style:parent-style-name="Normal" style:family="paragraph">
      <style:text-properties fo:font-size="9pt" style:font-size-asian="9pt" style:font-size-complex="9pt"/>
    </style:style>
    <style:style style:name="P15" style:parent-style-name="Normal" style:family="paragraph">
      <style:text-properties fo:font-size="9pt" style:font-size-asian="9pt" style:font-size-complex="9pt"/>
    </style:style>
    <style:style style:name="P16" style:parent-style-name="Normal" style:family="paragraph">
      <style:text-properties fo:font-size="9pt" style:font-size-asian="9pt" style:font-size-complex="9pt"/>
    </style:style>
    <style:style style:name="P17" style:parent-style-name="Normal" style:family="paragraph">
      <style:text-properties fo:font-size="9pt" style:font-size-asian="9pt" style:font-size-complex="9pt"/>
    </style:style>
    <style:style style:name="P18" style:parent-style-name="Normal" style:family="paragraph">
      <style:text-properties fo:font-size="9pt" style:font-size-asian="9pt" style:font-size-complex="9pt" fo:language="en" fo:country="US"/>
    </style:style>
    <style:style style:name="P19" style:parent-style-name="Normal" style:family="paragraph">
      <style:text-properties fo:font-size="9pt" style:font-size-asian="9pt" style:font-size-complex="9pt" fo:language="en" fo:country="US"/>
    </style:style>
    <style:style style:name="P20" style:parent-style-name="Normal" style:family="paragraph">
      <style:text-properties fo:font-size="9pt" style:font-size-asian="9pt" style:font-size-complex="9pt"/>
    </style:style>
    <style:style style:name="P21" style:parent-style-name="Normal" style:family="paragraph">
      <style:text-properties fo:font-size="9pt" style:font-size-asian="9pt" style:font-size-complex="9pt"/>
    </style:style>
    <style:style style:name="P22" style:parent-style-name="Normal" style:family="paragraph">
      <style:text-properties fo:font-size="9pt" style:font-size-asian="9pt" style:font-size-complex="9pt"/>
    </style:style>
    <style:style style:name="P23" style:parent-style-name="Normal" style:family="paragraph">
      <style:text-properties fo:font-size="9pt" style:font-size-asian="9pt" style:font-size-complex="9pt"/>
    </style:style>
    <style:style style:name="P24" style:parent-style-name="Normal" style:family="paragraph">
      <style:text-properties fo:font-size="9pt" style:font-size-asian="9pt" style:font-size-complex="9pt"/>
    </style:style>
    <style:style style:name="P25" style:parent-style-name="Normal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Make utility</text:p>
      <text:p text:style-name="Normal">È un tool che gestisce il processo di compilazione e permette ai programmatori di compilare facilmente ed efficientemente programmi complessi con molte componenti.</text:p>
      <text:p text:style-name="Normal">In UNIX quando esegui il comando make, il sistema operativo cerca un file chiamato “makefile” o “Makefile”. Esso contiene una serie di direttive che dicono a make come (cerca slide) ... .</text:p>
      <text:p text:style-name="Normal">Regole</text:p>
      <text:p text:style-name="Normal">Le regole dicono a make quando e come creare un file.</text:p>
      <text:p text:style-name="Normal">Un prerequisito è un file da prendere in input per ottenere i file target in output.</text:p>
      <text:p text:style-name="Normal">Un target è un file generato dal programma (ad esempio gli eseguibili o gli oggetti).</text:p>
      <text:p text:style-name="P2">Sintassi:</text:p>
      <text:p text:style-name="P3"><text:tab/>target : prerequisiti<text:line-break/><text:tab/><text:tab/>richiesta</text:p>
      <text:p text:style-name="P4">Esempio:</text:p>
      <text:p text:style-name="P5"><text:tab/># questo è un commento</text:p>
      <text:p text:style-name="Normal"><text:span text:style-name="T6"><text:tab/></text:span><text:span text:style-name="T7">hello : main.o factorial.o hello.o</text:span></text:p>
      <text:p text:style-name="P8"><text:tab/><text:tab/>g++ main.o factorial.o hello.o -o hello</text:p>
      <text:p text:style-name="P9"><text:tab/>main.o : main.cpp</text:p>
      <text:p text:style-name="P10"><text:tab/><text:tab/>g++ -c main.cpp</text:p>
      <text:p text:style-name="Normal"><text:span text:style-name="T11"><text:tab/></text:span><text:span text:style-name="T12">factiorial.o : factorial.cpp</text:span></text:p>
      <text:p text:style-name="P13"><text:tab/><text:tab/>g++ -c factorial.cpp</text:p>
      <text:p text:style-name="P14"><text:tab/>hello.o : hello.cpp</text:p>
      <text:p text:style-name="P15"><text:tab/><text:tab/>g++ -c hello.cpp</text:p>
      <text:p text:style-name="P16"><text:tab/>clean:</text:p>
      <text:p text:style-name="P17"><text:tab/><text:tab/>rm -rf *o hello</text:p>
      <text:p text:style-name="P18">IMMAGINE SULLE SLIDE (Dependencies Tree)</text:p>
      <text:p text:style-name="P19">Regole di Inferenza</text:p>
      <text:p text:style-name="P20">Sono metodi per generalizzare il processo di costruzione. In pratica, sono notazioni con le wildcards.</text:p>
      <text:p text:style-name="P21">Per indicare una wildcard usiamo %.</text:p>
      <text:p text:style-name="P22">Esempio</text:p>
      <text:p text:style-name="P23"><text:tab/>%.obj : %.c</text:p>
      <text:p text:style-name="P24"><text:tab/><text:tab/>$(CC) $(FLAGS) -c ESEMPIO CONTINUA SU SLIDE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11-10T11:33:00Z</meta:creation-date>
    <dc:date>2023-11-10T11:54:00Z</dc:date>
    <meta:template xlink:href="Normal.dotm" xlink:type="simple"/>
    <meta:editing-cycles>2</meta:editing-cycles>
    <meta:editing-duration>PT1260S</meta:editing-duration>
    <meta:document-statistic meta:page-count="1" meta:paragraph-count="2" meta:word-count="175" meta:character-count="1175" meta:row-count="8" meta:non-whitespace-character-count="1002"/>
  </office:meta>
</office:document-meta>
</file>